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eX Gyre Pagella" svg:font-family="'TeX Gyre Pagella'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6252in" fo:margin-right="-0.5618in" fo:margin-top="0.1189in" fo:margin-bottom="0.1189in" style:contextual-spacing="false" fo:line-height="115%" fo:text-align="center" style:justify-single-word="false" fo:text-indent="0in" style:auto-text-indent="false" style:page-number="auto" fo:background-color="transparent"/>
      <style:text-properties style:font-name="TeX Gyre Pagella" fo:font-size="110pt" officeooo:rsid="0013ec86" officeooo:paragraph-rsid="0013ec86" style:font-size-asian="110pt" style:font-size-complex="110pt"/>
    </style:style>
    <style:style style:name="P2" style:family="paragraph" style:parent-style-name="Standard">
      <loext:graphic-properties draw:fill="none"/>
      <style:paragraph-properties fo:margin-left="-0.6252in" fo:margin-right="-0.5618in" fo:line-height="115%" fo:text-align="start" style:justify-single-word="false" fo:text-indent="0in" style:auto-text-indent="false" fo:background-color="transparent"/>
      <style:text-properties style:font-name="TeX Gyre Pagella" fo:font-size="40pt" style:text-underline-style="none" officeooo:rsid="0013ec86" officeooo:paragraph-rsid="0013ec86" style:font-size-asian="35pt" style:font-size-complex="40pt"/>
    </style:style>
    <style:style style:name="P3" style:family="paragraph" style:parent-style-name="Standard" style:master-page-name="">
      <loext:graphic-properties draw:fill="none"/>
      <style:paragraph-properties fo:margin-left="-0.4366in" fo:margin-right="-0.5618in" fo:line-height="115%" fo:text-align="start" style:justify-single-word="false" fo:text-indent="0in" style:auto-text-indent="false" style:page-number="auto" fo:background-color="transparent"/>
      <style:text-properties style:font-name="TeX Gyre Pagella" fo:font-size="40pt" style:text-underline-style="none" officeooo:rsid="0013ec86" officeooo:paragraph-rsid="0013ec86" style:font-size-asian="35pt" style:font-size-complex="40pt"/>
    </style:style>
    <style:style style:name="P4" style:family="paragraph" style:parent-style-name="Standard">
      <loext:graphic-properties draw:fill="none"/>
      <style:paragraph-properties fo:margin-left="-0.4366in" fo:margin-right="-0.5618in" fo:line-height="115%" fo:text-align="start" style:justify-single-word="false" fo:text-indent="0in" style:auto-text-indent="false" fo:background-color="transparent"/>
      <style:text-properties style:font-name="TeX Gyre Pagella" fo:font-size="40pt" style:text-underline-style="none" officeooo:rsid="0013ec86" officeooo:paragraph-rsid="0013ec86" style:font-size-asian="35pt" style:font-size-complex="40pt"/>
    </style:style>
    <style:style style:name="P5" style:family="paragraph" style:parent-style-name="Standard" style:list-style-name="L1">
      <loext:graphic-properties draw:fill="none"/>
      <style:paragraph-properties fo:line-height="115%" fo:text-align="start" style:justify-single-word="false" fo:background-color="transparent"/>
      <style:text-properties style:font-name="TeX Gyre Pagella" fo:font-size="40pt" style:text-underline-style="none" officeooo:rsid="0013ec86" officeooo:paragraph-rsid="0013ec86" style:font-size-asian="35pt" style:font-size-complex="40pt"/>
    </style:style>
    <style:style style:name="P6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style:font-name="TeX Gyre Pagella" fo:font-size="40pt" style:text-underline-style="none" officeooo:rsid="0013ec86" officeooo:paragraph-rsid="0013ec86" style:font-size-asian="35pt" style:font-size-complex="40pt"/>
    </style:style>
    <style:style style:name="P7" style:family="paragraph" style:parent-style-name="Standard">
      <loext:graphic-properties draw:fill="none"/>
      <style:paragraph-properties fo:margin-left="-0.6252in" fo:margin-right="-0.5618in" fo:line-height="115%" fo:text-align="center" style:justify-single-word="false" fo:text-indent="0in" style:auto-text-indent="false" fo:background-color="transparent"/>
      <style:text-properties style:font-name="TeX Gyre Pagella" fo:font-size="60pt" officeooo:rsid="0013ec86" officeooo:paragraph-rsid="0013ec86" style:font-size-asian="60pt" style:font-size-complex="60pt"/>
    </style:style>
    <style:style style:name="P8" style:family="paragraph" style:parent-style-name="Standard">
      <loext:graphic-properties draw:fill="none"/>
      <style:paragraph-properties fo:margin-left="-0.6252in" fo:margin-right="-0.5618in" fo:line-height="115%" fo:text-align="center" style:justify-single-word="false" fo:text-indent="0in" style:auto-text-indent="false" fo:background-color="transparent"/>
      <style:text-properties style:font-name="TeX Gyre Pagella" fo:font-size="60pt" style:text-underline-style="none" officeooo:rsid="0013ec86" officeooo:paragraph-rsid="0013ec86" style:font-size-asian="60pt" style:font-size-complex="60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fo:text-indent="-0.25in" fo:margin-left="-0.1252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fo:text-indent="-0.25in" fo:margin-left="-0.1252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Join</text:p>
      <text:p text:style-name="P7">Collegiate Cyber Defense Competition</text:p>
      <text:p text:style-name="P7"/>
      <text:p text:style-name="P8">What We Do</text:p>
      <text:p text:style-name="P8"/>
      <text:p text:style-name="P8">About Us</text:p>
      <text:p text:style-name="P8"/>
      <text:p text:style-name="P8"><text:soft-page-break/>Google Form:</text:p>
      <text:p text:style-name="P8"/>
      <text:p text:style-name="P8">Schedule:</text:p>
      <text:p text:style-name="P8"/>
      <text:list xml:id="list2464837843" text:style-name="L2">
        <text:list-item>
          <text:p text:style-name="P6">Weekly meetings</text:p>
        </text:list-item>
        <text:list-item>
          <text:p text:style-name="P6">Capture-the-Flag</text:p>
        </text:list-item>
        <text:list-item>
          <text:p text:style-name="P6">Conferences</text:p>
        </text:list-item>
      </text:list>
      <text:p text:style-name="P2"/>
      <text:p text:style-name="P3">Dedicated to educating students about the ever-evolving field of cyber security</text:p>
      <text:p text:style-name="P4"/>
      <text:list xml:id="list3240587865" text:style-name="L1">
        <text:list-item>
          <text:p text:style-name="P5"><text:soft-page-break/>Defend infrastructure from a professional red-team</text:p>
        </text:list-item>
        <text:list-item>
          <text:p text:style-name="P5">Gain hands-on cyber defense skills</text:p>
        </text:list-item>
        <text:list-item>
          <text:p text:style-name="P5">Learn how to defend a network, deploy, and harden machines</text:p>
        </text:list-item>
        <text:list-item>
          <text:p text:style-name="P5">Build professional connection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eX Gyre Pagella" svg:font-family="'TeX Gyre Pagella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65in" fo:margin-right="0.33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22:36:08.790418656</meta:creation-date>
    <dc:date>2023-09-04T22:49:43.417823620</dc:date>
    <meta:editing-duration>PT1M3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14" meta:word-count="61" meta:character-count="386" meta:non-whitespace-character-count="346"/>
  </office:meta>
</office:document-meta>
</file>